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DD000002AA2B00BF1B.png" manifest:media-type="image/png"/>
  <manifest:file-entry manifest:full-path="Pictures/1001D31C00007DE2000074FF80898867.svg" manifest:media-type="image/svg+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 Rounded MT Bold" svg:font-family="'Arial Rounded MT Bold'" style:font-family-generic="swiss" style:font-pitch="variable"/>
    <style:font-face style:name="Leelawadee UI" svg:font-family="'Leelawadee UI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  <style:text-properties style:font-name="Arial Rounded MT Bold" fo:font-weight="bold"/>
    </style:style>
    <style:style style:name="P4" style:family="paragraph">
      <loext:graphic-properties draw:fill="none" draw:fill-color="#ffffff"/>
      <style:paragraph-properties fo:text-align="center"/>
      <style:text-properties style:font-name="Arial Rounded MT Bold"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32.225cm" svg:height="29.95cm" svg:x="0cm" svg:y="0cm">
          <draw:image xlink:href="Pictures/1001D31C00007DE2000074FF80898867.svg" xlink:type="simple" xlink:show="embed" xlink:actuate="onLoad" draw:mime-type="image/svg+xml">
            <text:p/>
          </draw:image>
          <draw:image xlink:href="Pictures/10000001000002DD000002AA2B00BF1B.png" xlink:type="simple" xlink:show="embed" xlink:actuate="onLoad" draw:mime-type="image/png"/>
        </draw:frame>
        <draw:frame draw:style-name="gr2" draw:text-style-name="P2" draw:layer="layout" svg:width="1.25cm" svg:height="1.75cm" svg:x="36.264cm" svg:y="3.514cm">
          <draw:text-box>
            <text:p/>
          </draw:text-box>
        </draw:frame>
        <draw:frame draw:style-name="gr3" draw:text-style-name="P4" draw:layer="layout" svg:width="16.75cm" svg:height="1.25cm" svg:x="8.514cm" svg:y="0.514cm">
          <draw:text-box>
            <text:p text:style-name="P3">Autor: William O Lozano G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 Rounded MT Bold" svg:font-family="'Arial Rounded MT Bold'" style:font-family-generic="swiss" style:font-pitch="variable"/>
    <style:font-face style:name="Leelawadee UI" svg:font-family="'Leelawadee UI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style:rfc-language-tag="es-419" fo:language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64cm" fo:margin-bottom="1.264cm" fo:margin-left="1.264cm" fo:margin-right="1.264cm" fo:page-width="32.226cm" fo:page-height="29.95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5-09-17T12:13:04.206130300</dc:date>
    <meta:editing-duration>PT2M25S</meta:editing-duration>
    <meta:editing-cycles>1</meta:editing-cycles>
    <meta:document-statistic meta:object-count="3"/>
    <meta:generator>LibreOffice/25.2.5.2$Windows_X86_64 LibreOffice_project/03d19516eb2e1dd5d4ccd751a0d6f35f35e08022</meta:generator>
  </office:meta>
</office:document-meta>
</file>